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Heading_20_4">
      <style:paragraph-properties fo:break-before="page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 style:list-style-name="L1"/>
    <style:style style:name="P6" style:family="paragraph" style:parent-style-name="Standard" style:list-style-name="L1"/>
    <style:style style:name="P7" style:family="paragraph" style:parent-style-name="Standard" style:list-style-name="L1"/>
    <style:style style:name="P8" style:family="paragraph" style:parent-style-name="Standard" style:list-style-name="L1"/>
    <style:style style:name="P9" style:family="paragraph" style:parent-style-name="Standard" style:list-style-name="L1"/>
    <style:style style:name="P10" style:family="paragraph" style:parent-style-name="Standard" style:list-style-name="L1"/>
    <style:style style:name="P11" style:family="paragraph" style:parent-style-name="Standard" style:list-style-name="L1"/>
    <style:style style:name="P12" style:family="paragraph" style:parent-style-name="Standard" style:list-style-name="L3"/>
    <style:style style:name="P13" style:family="paragraph" style:parent-style-name="Standard" style:list-style-name="L3"/>
    <style:style style:name="P14" style:family="paragraph" style:parent-style-name="Standard" style:list-style-name="L3">
      <style:text-properties fo:font-weight="normal" style:font-weight-asian="normal" style:font-weight-complex="normal"/>
    </style:style>
    <style:style style:name="P15" style:family="paragraph" style:parent-style-name="Standard" style:list-style-name="L3">
      <style:text-properties fo:font-weight="normal" style:font-weight-asian="normal" style:font-weight-complex="normal"/>
    </style:style>
    <style:style style:name="P16" style:family="paragraph" style:parent-style-name="Standard" style:list-style-name="L3">
      <style:text-properties fo:font-weight="normal" style:font-weight-asian="normal" style:font-weight-complex="normal"/>
    </style:style>
    <style:style style:name="P17" style:family="paragraph" style:parent-style-name="Standard" style:list-style-name="L3">
      <style:text-properties fo:font-weight="normal" style:font-weight-asian="normal" style:font-weight-complex="normal"/>
    </style:style>
    <style:style style:name="P18" style:family="paragraph" style:parent-style-name="Standard" style:list-style-name="L7">
      <style:text-properties fo:font-weight="normal" style:font-weight-asian="normal" style:font-weight-complex="normal"/>
    </style:style>
    <style:style style:name="P19" style:family="paragraph" style:parent-style-name="Standard" style:list-style-name="L7">
      <style:text-properties fo:font-weight="normal" style:font-weight-asian="normal" style:font-weight-complex="normal"/>
    </style:style>
    <style:style style:name="P20" style:family="paragraph" style:parent-style-name="Standard" style:list-style-name="L7">
      <style:text-properties fo:font-weight="normal" style:font-weight-asian="normal" style:font-weight-complex="normal"/>
    </style:style>
    <style:style style:name="P21" style:family="paragraph" style:parent-style-name="Standard" style:list-style-name="L7">
      <style:text-properties fo:font-weight="normal" style:font-weight-asian="normal" style:font-weight-complex="normal"/>
    </style:style>
    <style:style style:name="P22" style:family="paragraph" style:parent-style-name="Standard" style:list-style-name="L7">
      <style:text-properties fo:font-weight="normal" style:font-weight-asian="normal" style:font-weight-complex="normal"/>
    </style:style>
    <style:style style:name="P23" style:family="paragraph" style:parent-style-name="Standard" style:list-style-name="L7">
      <style:text-properties fo:font-weight="normal" style:font-weight-asian="normal" style:font-weight-complex="normal"/>
    </style:style>
    <style:style style:name="P24" style:family="paragraph" style:parent-style-name="Standard" style:list-style-name="L7">
      <style:text-properties fo:font-weight="normal" style:font-weight-asian="normal" style:font-weight-complex="normal"/>
    </style:style>
    <style:style style:name="P25" style:family="paragraph" style:parent-style-name="Standard" style:list-style-name="L7">
      <style:text-properties fo:font-weight="normal" style:font-weight-asian="normal" style:font-weight-complex="normal"/>
    </style:style>
    <style:style style:name="P26" style:family="paragraph" style:parent-style-name="Standard" style:list-style-name="L7">
      <style:text-properties fo:font-weight="normal" style:font-weight-asian="normal" style:font-weight-complex="normal"/>
    </style:style>
    <style:style style:name="P27" style:family="paragraph" style:parent-style-name="Standard" style:list-style-name="L8">
      <style:text-properties fo:font-weight="normal" style:font-weight-asian="normal" style:font-weight-complex="normal"/>
    </style:style>
    <style:style style:name="P28" style:family="paragraph" style:parent-style-name="Standard" style:list-style-name="L8">
      <style:text-properties fo:font-weight="normal" style:font-weight-asian="normal" style:font-weight-complex="normal"/>
    </style:style>
    <style:style style:name="P29" style:family="paragraph" style:parent-style-name="Standard" style:list-style-name="L7">
      <style:text-properties fo:font-weight="normal" style:font-weight-asian="normal" style:font-weight-complex="normal"/>
    </style:style>
    <style:style style:name="P30" style:family="paragraph" style:parent-style-name="Standard" style:list-style-name="L7">
      <style:text-properties fo:font-weight="normal" style:font-weight-asian="normal" style:font-weight-complex="normal"/>
    </style:style>
    <style:style style:name="P31" style:family="paragraph" style:parent-style-name="Standard" style:list-style-name="L7">
      <style:text-properties fo:font-weight="normal" style:font-weight-asian="normal" style:font-weight-complex="normal"/>
    </style:style>
    <style:style style:name="P32" style:family="paragraph" style:parent-style-name="Standard" style:list-style-name="L7">
      <style:text-properties fo:font-weight="normal" style:font-weight-asian="normal" style:font-weight-complex="normal"/>
    </style:style>
    <style:style style:name="P33" style:family="paragraph" style:parent-style-name="Standard" style:list-style-name="L7">
      <style:text-properties fo:font-weight="normal" style:font-weight-asian="normal" style:font-weight-complex="normal"/>
    </style:style>
    <style:style style:name="P34" style:family="paragraph" style:parent-style-name="Standard" style:list-style-name="L7">
      <style:text-properties fo:font-weight="normal" style:font-weight-asian="normal" style:font-weight-complex="normal"/>
    </style:style>
    <style:style style:name="P35" style:family="paragraph" style:parent-style-name="Standard" style:list-style-name="L7">
      <style:text-properties fo:font-weight="normal" style:font-weight-asian="normal" style:font-weight-complex="normal"/>
    </style:style>
    <style:style style:name="P36" style:family="paragraph" style:parent-style-name="Standard" style:list-style-name="L3">
      <style:text-properties fo:font-weight="bold" style:font-weight-asian="bold" style:font-weight-complex="bold"/>
    </style:style>
    <style:style style:name="P37" style:family="paragraph" style:parent-style-name="Standard" style:list-style-name="L3">
      <style:text-properties fo:font-weight="bold" style:font-weight-asian="bold" style:font-weight-complex="bold"/>
    </style:style>
    <style:style style:name="P38" style:family="paragraph" style:parent-style-name="Standard" style:list-style-name="L3">
      <style:text-properties fo:font-weight="bold" style:font-weight-asian="bold" style:font-weight-complex="bold"/>
    </style:style>
    <style:style style:name="P39" style:family="paragraph" style:parent-style-name="Standard" style:list-style-name="L3"/>
    <style:style style:name="P40" style:family="paragraph" style:parent-style-name="Standard" style:list-style-name="L3"/>
    <style:style style:name="P41" style:family="paragraph" style:parent-style-name="Standard" style:list-style-name="L3"/>
    <style:style style:name="P42" style:family="paragraph" style:parent-style-name="Standard" style:list-style-name="L3"/>
    <style:style style:name="P43" style:family="paragraph" style:parent-style-name="Standard" style:list-style-name="L3"/>
    <style:style style:name="P44" style:family="paragraph" style:parent-style-name="Standard" style:list-style-name="L3"/>
    <style:style style:name="P45" style:family="paragraph" style:parent-style-name="Standard" style:list-style-name="L3"/>
    <style:style style:name="P46" style:family="paragraph" style:parent-style-name="Standard" style:list-style-name="L3"/>
    <style:style style:name="P47" style:family="paragraph" style:parent-style-name="Standard" style:list-style-name="L3"/>
    <style:style style:name="P48" style:family="paragraph" style:parent-style-name="Standard" style:list-style-name="L3"/>
    <style:style style:name="P49" style:family="paragraph" style:parent-style-name="Standard" style:list-style-name="L3"/>
    <style:style style:name="P50" style:family="paragraph" style:parent-style-name="Standard" style:list-style-name="L3"/>
    <style:style style:name="P51" style:family="paragraph" style:parent-style-name="Standard" style:list-style-name="L3"/>
    <style:style style:name="P52" style:family="paragraph" style:parent-style-name="Standard" style:list-style-name="L3"/>
    <style:style style:name="P53" style:family="paragraph" style:parent-style-name="Standard" style:list-style-name="L3"/>
    <style:style style:name="P54" style:family="paragraph" style:parent-style-name="Standard" style:list-style-name="L4"/>
    <style:style style:name="P55" style:family="paragraph" style:parent-style-name="Standard" style:list-style-name="L4"/>
    <style:style style:name="P56" style:family="paragraph" style:parent-style-name="Standard" style:list-style-name="L4"/>
    <style:style style:name="P57" style:family="paragraph" style:parent-style-name="Standard" style:list-style-name="L4"/>
    <style:style style:name="P58" style:family="paragraph" style:parent-style-name="Standard" style:list-style-name="L5"/>
    <style:style style:name="P59" style:family="paragraph" style:parent-style-name="Standard" style:list-style-name="L5"/>
    <style:style style:name="P60" style:family="paragraph" style:parent-style-name="Standard" style:list-style-name="L6"/>
    <style:style style:name="P61" style:family="paragraph" style:parent-style-name="Standard" style:list-style-name="L6"/>
    <style:style style:name="P62" style:family="paragraph" style:parent-style-name="Standard" style:list-style-name="L6"/>
    <style:style style:name="P63" style:family="paragraph" style:parent-style-name="Standard" style:list-style-name="L7"/>
    <style:style style:name="P64" style:family="paragraph" style:parent-style-name="Standard" style:list-style-name="L7"/>
    <style:style style:name="P65" style:family="paragraph" style:parent-style-name="Standard" style:list-style-name="L7"/>
    <style:style style:name="P66" style:family="paragraph" style:parent-style-name="Standard" style:list-style-name="L9"/>
    <style:style style:name="P67" style:family="paragraph" style:parent-style-name="Standard" style:list-style-name="L10"/>
    <style:style style:name="P68" style:family="paragraph" style:parent-style-name="Standard" style:list-style-name="L10"/>
    <style:style style:name="P69" style:family="paragraph" style:parent-style-name="Standard" style:list-style-name="L10"/>
    <style:style style:name="P70" style:family="paragraph" style:parent-style-name="Standard" style:list-style-name="L10"/>
    <style:style style:name="P71" style:family="paragraph" style:parent-style-name="Standard" style:list-style-name="L10"/>
    <style:style style:name="P72" style:family="paragraph" style:parent-style-name="Standard" style:list-style-name="L10"/>
    <style:style style:name="P73" style:family="paragraph" style:parent-style-name="Standard" style:list-style-name="L10"/>
    <style:style style:name="P74" style:family="paragraph" style:parent-style-name="Standard" style:list-style-name="L11"/>
    <style:style style:name="P75" style:family="paragraph" style:parent-style-name="Standard" style:list-style-name="L12"/>
    <style:style style:name="P76" style:family="paragraph" style:parent-style-name="Standard" style:list-style-name="L12"/>
    <style:style style:name="P77" style:family="paragraph" style:parent-style-name="Standard" style:list-style-name="L12"/>
    <style:style style:name="P78" style:family="paragraph" style:parent-style-name="Standard" style:list-style-name="L12"/>
    <style:style style:name="P79" style:family="paragraph" style:parent-style-name="Standard" style:list-style-name="L12"/>
    <style:style style:name="P80" style:family="paragraph" style:parent-style-name="Text_20_body" style:list-style-name="L2"/>
    <style:style style:name="P8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82" style:family="paragraph" style:parent-style-name="Contents_20_4">
      <style:paragraph-properties>
        <style:tab-stops>
          <style:tab-stop style:position="6.3354in" style:type="right" style:leader-style="dotted" style:leader-text="."/>
        </style:tab-stops>
      </style:paragraph-properties>
    </style:style>
    <style:style style:name="P83" style:family="paragraph" style:parent-style-name="Contents_20_5">
      <style:paragraph-properties>
        <style:tab-stops>
          <style:tab-stop style:position="6.139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style:font-style-asian="italic" style:font-style-complex="italic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position="super 58%"/>
    </style:style>
    <style:style style:name="T7" style:family="text">
      <style:text-properties style:text-underline-style="none" fo:font-weight="bold" style:font-weight-asian="bold" style:font-weight-complex="bold"/>
    </style:style>
    <style:style style:name="Sect1" style:family="section">
      <style:section-properties fo:background-color="transparent" style:editable="false">
        <style:columns fo:column-count="0" fo:column-gap="0in"/>
        <style:background-image/>
      </style:section-properties>
    </style:style>
    <style:style style:name="Sect2" style:family="section">
      <style:section-properties style:editable="false">
        <style:columns fo:column-count="0" fo:column-gap="0in"/>
      </style:section-properties>
    </style:style>
    <text:list-style style:name="L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L5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2.5in" text:min-label-width="0.25in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table-of-content text:style-name="Sect1" text:protected="true" text:name="Table of Contents1">
        <text:table-of-content-source text:outline-level="5">
          <text:index-title-template text:style-name="Contents_20_Heading">Math Library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Math Library</text:p>
          </text:index-title>
          <text:p text:style-name="P81">How to read this document<text:tab/>2</text:p>
          <text:p text:style-name="P82">XD Types<text:tab/>2</text:p>
          <text:p text:style-name="P82">XxY Types<text:tab/>2</text:p>
          <text:p text:style-name="P81">Math Classes<text:tab/>3</text:p>
          <text:p text:style-name="P82">Real Type<text:tab/>3</text:p>
          <text:p text:style-name="P83">Constants<text:tab/>3</text:p>
          <text:p text:style-name="P83">Construction<text:tab/>3</text:p>
          <text:p text:style-name="P83">Methods<text:tab/>3</text:p>
          <text:p text:style-name="P82">VectorXD Types<text:tab/>5</text:p>
          <text:p text:style-name="P83">Constants<text:tab/>5</text:p>
          <text:p text:style-name="P83">Construction<text:tab/>5</text:p>
          <text:p text:style-name="P83">Methods<text:tab/>5</text:p>
          <text:p text:style-name="P83">Methods (2D Only)<text:tab/>6</text:p>
          <text:p text:style-name="P83">Operations<text:tab/>6</text:p>
          <text:p text:style-name="P83">Notes<text:tab/>6</text:p>
          <text:p text:style-name="P82">MatrixXxY Type<text:tab/>7</text:p>
          <text:p text:style-name="P83">Constants<text:tab/>7</text:p>
          <text:p text:style-name="P82">Quaternion Type<text:tab/>8</text:p>
          <text:p text:style-name="P82">Plucker Type<text:tab/>8</text:p>
          <text:p text:style-name="P82">Clifford Type<text:tab/>8</text:p>
        </text:index-body>
      </text:table-of-content>
      <text:p text:style-name="Standard"/>
      <text:h text:style-name="P2" text:outline-level="2">How to read this document</text:h>
      <text:h text:style-name="Heading_20_4" text:outline-level="4">XD Types</text:h>
      <text:p text:style-name="Standard">Most of the common types found in the geometry library have an XD suffix in their class names, where X is a number representing dimension. <text:s/>An example of this includes Vector2D, a 2 dimensional class for representing vectors (x and y part).</text:p>
      <text:p text:style-name="Standard"/>
      <text:h text:style-name="Heading_20_4" text:outline-level="4">XxY Types</text:h>
      <text:p text:style-name="Standard">A suffix variation found only on the Matrix types. <text:s/>The capitol X and Y parts are numbers that define the dimensions of the Matrix. <text:s/>So a Matrix2x1 would be a matrix that is 2 units wide, and 1 unit tall.</text:p>
      <text:p text:style-name="Standard"/>
      <text:h text:style-name="P2" text:outline-level="2">Math Classes</text:h>
      <text:h text:style-name="Heading_20_4" text:outline-level="4">Real Type</text:h>
      <text:p text:style-name="List_20_Indent"><text:span text:style-name="T1">File:</text:span> Geometry/Real.h</text:p>
      <text:p text:style-name="List_20_Indent"><text:span text:style-name="T1">Namespace:</text:span> None</text:p>
      <text:p text:style-name="Standard">The type “Real” is a wrapper class for the standard 32bit IEEE float type. <text:s/>Many standard operations are overloaded as members, such as absolute value, square root, as well as many vector math friendly operations. <text:s/>The Real can also be thought of as a 1 dimensional vector, or a 1x1 matrix.</text:p>
      <text:p text:style-name="Standard"/>
      <text:p text:style-name="Standard">It can be used in the place of any standard “float” type, but when hard coding, it requires you to explicitly cast it like so:</text:p>
      <text:p text:style-name="Standard"/>
      <text:p text:style-name="List_20_Indent">Real MyReal = Real( 25 ) + Real( 30.5 );</text:p>
      <text:h text:style-name="Heading_20_5" text:outline-level="5">Constants</text:h>
      <text:list text:style-name="L1">
        <text:list-item>
          <text:p text:style-name="P5"><text:span text:style-name="T1">Real::Zero</text:span> – The number 0</text:p>
        </text:list-item>
        <text:list-item>
          <text:p text:style-name="P5"><text:span text:style-name="T1">Real::One</text:span> – The number 1</text:p>
        </text:list-item>
        <text:list-item>
          <text:p text:style-name="P5"><text:span text:style-name="T1">Real::Half</text:span> – The number ½ (0.5)</text:p>
        </text:list-item>
        <text:list-item>
          <text:p text:style-name="P5"><text:span text:style-name="T1">Real::Quarter</text:span> – The number ¼ (0.25)</text:p>
        </text:list-item>
        <text:list-item>
          <text:p text:style-name="P5"><text:span text:style-name="T1">Real::Pi</text:span> – You do like pie don't you? <text:s/>3.145 and a bunch more</text:p>
        </text:list-item>
        <text:list-item>
          <text:p text:style-name="P5"><text:span text:style-name="T1">Real::Identity</text:span> – In accordance to treating the Real as a 1x1 matrix, the value 1</text:p>
        </text:list-item>
        <text:list-item>
          <text:p text:style-name="P5"><text:span text:style-name="T1">Real::SmallestUnit</text:span> – The smallest number used in zero tests that round down to zero</text:p>
        </text:list-item>
      </text:list>
      <text:h text:style-name="Heading_20_5" text:outline-level="5">Construction</text:h>
      <text:list text:style-name="L2">
        <text:list-item>
          <text:p text:style-name="P80"><text:span text:style-name="T1">Real( Var )</text:span> - Given an integer, float or double type numeric expression, create a Real type of that value.</text:p>
        </text:list-item>
      </text:list>
      <text:h text:style-name="Heading_20_5" text:outline-level="5">Methods</text:h>
      <text:list text:style-name="L3">
        <text:list-item>
          <text:p text:style-name="P12"><text:span text:style-name="T1">.Abs()</text:span> – Returns the <text:span text:style-name="T2">absolute value</text:span> of the number (i.e. always positive).</text:p>
        </text:list-item>
        <text:list-item>
          <text:p text:style-name="P12"><text:span text:style-name="T1">.Sqrt()</text:span><text:span text:style-name="T5"> – Returns the </text:span><text:span text:style-name="T3">square root</text:span><text:span text:style-name="T5"> of the number. <text:s/>Never square a negative number, as results are unknown.</text:span></text:p>
          <text:p text:style-name="P14"/>
        </text:list-item>
        <text:list-item>
          <text:p text:style-name="P14"><text:span text:style-name="T1">.Floor()</text:span> – Rounds the number down to the nearest whole number.</text:p>
        </text:list-item>
        <text:list-item>
          <text:p text:style-name="P14"><text:span text:style-name="T1">.Ceil()</text:span> – Rounds the number up to the nearest whole number.</text:p>
        </text:list-item>
        <text:list-item>
          <text:p text:style-name="P14"><text:span text:style-name="T1">.Round()</text:span> – Rounds up to the nearest whole number if greater than .5, down if less than.</text:p>
          <text:p text:style-name="P36"/>
        </text:list-item>
        <text:list-item>
          <text:p text:style-name="P12"><text:span text:style-name="T1">.Min( Real Vs )</text:span> – Returns the smaller of the two (the number, or the passed number).</text:p>
        </text:list-item>
        <text:list-item>
          <text:p text:style-name="P12"><text:span text:style-name="T1">.Max( Real Vs )</text:span> – Returns the larger of the two (the number, or the passed number).</text:p>
        </text:list-item>
        <text:list-item>
          <text:p text:style-name="P12"><text:span text:style-name="T1">.MinClamp( Real Vs )</text:span> – Clamp's the number to the smaller number.</text:p>
        </text:list-item>
        <text:list-item>
          <text:p text:style-name="P12"><text:span text:style-name="T1">.MaxClamp( Real Vs )</text:span> – Clamp's the number to the larger number.</text:p>
          <text:p text:style-name="P36"/>
        </text:list-item>
        <text:list-item>
          <text:p text:style-name="P12"><text:span text:style-name="T1">.Normalize()</text:span> – Like multidimensional vector normalization, makes the number of length 1. What this also means is if the number is negative, it becomes -1, and if it was zero, it stays zero.</text:p>
        </text:list-item>
        <text:list-item>
          <text:p text:style-name="P12"><text:span text:style-name="T1">.NormalizeRet()</text:span> – Like Normalize(), but returns the magnitude.</text:p>
        </text:list-item>
        <text:list-item>
          <text:p text:style-name="P12"><text:span text:style-name="T1">.Normal()</text:span> – Like Normalize(), but returns the value instead of changing the variable, as if it was a member.</text:p>
        </text:list-item>
        <text:list-item>
          <text:p text:style-name="P12"><text:span text:style-name="T1">.Magnitude()</text:span> – Returns the magnitude (length). <text:s/>Technically, the magnitude is the same thing as the absolute value. <text:s/>As a note, if you mean absolute value in your math, use Abs() instead of this.</text:p>
        </text:list-item>
        <text:list-item>
          <text:p text:style-name="P12"><text:span text:style-name="T1">.MagnitudeSquared()</text:span> – Returns the squared magnitude. <text:s/>Technically, this exists as it's an optimization with multidimensional vectors working with spheres, but a regular Magnitude() here is actually faster.</text:p>
        </text:list-item>
        <text:list-item>
          <text:p text:style-name="P12"><text:span text:style-name="T1">.Manhattan()</text:span> – Returns the Manhattan length (sum of all absolute value parts).</text:p>
          <text:p text:style-name="P36"/>
        </text:list-item>
        <text:list-item>
          <text:p text:style-name="P12"><text:span text:style-name="T1">.IsZero()</text:span> – Returns true if the number is zero, or is very close due to rounding. <text:s/>Prefer this to testing against Real::Zero.</text:p>
        </text:list-item>
        <text:list-item>
          <text:p text:style-name="P12"><text:span text:style-name="T1">.IsZeroPositive()</text:span> – Like IsZero(), but does not absolute value the comparison. <text:s/>Really, this is for an optimization if you know for sure the number you're testing if zero will always be positive.</text:p>
        </text:list-item>
        <text:list-item>
          <text:p text:style-name="P12"><text:span text:style-name="T1">.Is( Real Vs )</text:span> – Returns true if the numbers are equal, or very close due to rounding. <text:s/>Prefer this to testing against each other, especially if you're iterating a Real to another number.</text:p>
          <text:p text:style-name="P12"/>
        </text:list-item>
        <text:list-item>
          <text:p text:style-name="P12"><text:span text:style-name="T1">.Random()</text:span> – Returns a random number between 0 and 1.</text:p>
        </text:list-item>
      </text:list>
      <text:p text:style-name="Standard"/>
      <text:h text:style-name="P3" text:outline-level="4">VectorXD Types</text:h>
      <text:p text:style-name="List_20_Indent"><text:span text:style-name="T1">File:</text:span> Geometry/Vector.h (all variants and utilities)</text:p>
      <text:p text:style-name="List_20_Indent"><text:span text:style-name="T1">Folder:</text:span> Geometry/Vector</text:p>
      <text:p text:style-name="List_20_Indent"><text:span text:style-name="T1">Namespace:</text:span> None</text:p>
      <text:p text:style-name="Standard">The vector types are used for vector mathematics. <text:s/>The vector types contain several Real's named x, y, z, and w respectfully. <text:s/>There are 4 types/classifications of vectors.</text:p>
      <text:p text:style-name="Standard"/>
      <text:list text:style-name="L4">
        <text:list-item>
          <text:p text:style-name="P54"><text:span text:style-name="T1">Vector2D</text:span> – Two dimensional version for 2D games, texture co-ordinates, and so on.</text:p>
        </text:list-item>
        <text:list-item>
          <text:p text:style-name="P54"><text:span text:style-name="T1">Vector3D</text:span> – Three dimensional version for 3D games, models, and so on.</text:p>
        </text:list-item>
        <text:list-item>
          <text:p text:style-name="P54"><text:span text:style-name="T1">Vector4D</text:span> – Four dimensional version not for 4D games, but instead a homogeneous type for clean stuffing in to 128bit vector units.</text:p>
        </text:list-item>
        <text:list-item>
          <text:p text:style-name="P54"><text:span text:style-name="T1">ScalarVectorXD</text:span> – In the rare case where you need to scale a vector by each part of another vector (i.e. A real vector multiplication), convert to one of these and multiply by it. <text:s/>It's not recommended to actually save these, but you can if you so desired.</text:p>
        </text:list-item>
      </text:list>
      <text:p text:style-name="Standard"/>
      <text:p text:style-name="Standard">Hard coding a vector would look something like this:</text:p>
      <text:p text:style-name="Standard"/>
      <text:p text:style-name="List_20_Indent">Vector2D TwoDee( Real::One, Real( 124 ) );</text:p>
      <text:p text:style-name="List_20_Indent">Vector3D ThreeDee = Vector3D( Real::Zero, Real::One, Real::Zero );</text:p>
      <text:h text:style-name="Heading_20_5" text:outline-level="5">Constants</text:h>
      <text:list text:style-name="L5">
        <text:list-item>
          <text:p text:style-name="P58"><text:span text:style-name="T1">VectorXD::Identity</text:span> – In accordance to treating a vector as a Matrix, it's a Vector of all 1's.</text:p>
        </text:list-item>
        <text:list-item>
          <text:p text:style-name="P58"><text:span text:style-name="T1">VectorXD::Zero</text:span> – A vector with all parts zero.</text:p>
        </text:list-item>
      </text:list>
      <text:h text:style-name="Heading_20_5" text:outline-level="5">Construction</text:h>
      <text:list text:style-name="L6">
        <text:list-item>
          <text:p text:style-name="P60"><text:span text:style-name="T1">Vector2D( Real x, Real y )</text:span> – Construct a 2D vector with x and y parts.</text:p>
        </text:list-item>
        <text:list-item>
          <text:p text:style-name="P60"><text:span text:style-name="T1">Vector3D( Real x, Real y, Real z )</text:span> – Construct a 3D vector with x, y and z parts.</text:p>
        </text:list-item>
        <text:list-item>
          <text:p text:style-name="P60"><text:span text:style-name="T1">Vector4D( Real x, Real y, Real z, Real w )</text:span> – Construct a 4D vector with x, y, z and w parts.</text:p>
        </text:list-item>
      </text:list>
      <text:h text:style-name="Heading_20_5" text:outline-level="5">Methods</text:h>
      <text:list text:style-name="L7">
        <text:list-item>
          <text:p text:style-name="P63"><text:span text:style-name="T1">.Min( VectorXD Vs )</text:span> <text:span text:style-name="T5">–</text:span> Returns a vector containing the smaller of each part.</text:p>
        </text:list-item>
        <text:list-item>
          <text:p text:style-name="P63"><text:span text:style-name="T1">.Max( VectorXD Vs )</text:span> <text:span text:style-name="T5">– Returns a vector containing the larger of each part.</text:span></text:p>
        </text:list-item>
        <text:list-item>
          <text:p text:style-name="P63"><text:span text:style-name="T1">.MinClamp( VectorXD Vs )</text:span> <text:span text:style-name="T5">–</text:span> Limits the vector parts to be no less than the Vs vector.</text:p>
        </text:list-item>
        <text:list-item>
          <text:p text:style-name="P18"><text:span text:style-name="T1">.MaxClamp( VectorXD Vs )</text:span> – Limits the vector parts to be no greater than the Vs vector.</text:p>
        </text:list-item>
      </text:list>
      <text:p text:style-name="P4"/>
      <text:list text:style-name="L7">
        <text:list-item text:start-value="1">
          <text:p text:style-name="P18"><text:span text:style-name="T1">.Normalize()</text:span> – Makes the vector of length 1.</text:p>
        </text:list-item>
        <text:list-item>
          <text:p text:style-name="P18"><text:span text:style-name="T1">.NormalizeRet()</text:span> – Like Normalize(), but also returns the magnitude.</text:p>
        </text:list-item>
        <text:list-item>
          <text:p text:style-name="P18"><text:span text:style-name="T1">.Normal()</text:span> – Instead of changing the vector to one of length 1, returns the vector instead.</text:p>
        </text:list-item>
        <text:list-item>
          <text:p text:style-name="P18"><text:span text:style-name="T1">.Magnitude()</text:span> – Returns the magnitude (length).</text:p>
        </text:list-item>
        <text:list-item>
          <text:p text:style-name="P18"><text:span text:style-name="T1">.MagnitudeSquared()</text:span> – Returns the magnitude squared. <text:s/>This is faster than getting the magnitude, as it doesn't require a square root.</text:p>
        </text:list-item>
        <text:list-item>
          <text:p text:style-name="P18"><text:span text:style-name="T1">.Manhattan()</text:span> – Returns the Manhattan length (sum of all absolute value parts). <text:s/>Used as an approximation of the Magnitude, but becomes more and more wrong as the direction moves away from axis.</text:p>
        </text:list-item>
      </text:list>
      <text:p text:style-name="P4"/>
      <text:list text:style-name="L7">
        <text:list-item text:start-value="1">
          <text:p text:style-name="P18"><text:span text:style-name="T1">.IsZero()</text:span> – Returns true if the vector is a zero vector.</text:p>
        </text:list-item>
        <text:list-item>
          <text:p text:style-name="P18"><text:span text:style-name="T1">.IsZeroPositive()</text:span> – Same as IsZero(), but an optimized call if you're sure the number is not negative. <text:s/>Prefer IsZero(), unless you know what you're doing here.</text:p>
        </text:list-item>
      </text:list>
      <text:list text:style-name="L8">
        <text:list-item>
          <text:p text:style-name="P27"><text:span text:style-name="T1">.IsAcuteAngle( VectorXD Vs )</text:span> – Given two vectors, the 2<text:span text:style-name="T6">nd</text:span> sitting on the tip of the 1<text:span text:style-name="T6">st</text:span>, this returns true if the angle between the vectors forms an acute (less than 90 degrees).</text:p>
        </text:list-item>
        <text:list-item>
          <text:p text:style-name="P27"><text:span text:style-name="T1">.IsObtuseAngle( VectorXD Vs )</text:span> – Like IsAcuteAngle(), but returns true if the angle is obtuse (greater than 90 degrees).</text:p>
        </text:list-item>
      </text:list>
      <text:list text:style-name="L7">
        <text:list-item text:start-value="1">
          <text:p text:style-name="P18"><text:span text:style-name="T1">.IsRightAngle( VectorXD Vs )</text:span> – Like IsAcuteAngle(), but returns true if it is a right angle (90 degrees).</text:p>
          <text:p text:style-name="P18"/>
        </text:list-item>
        <text:list-item>
          <text:p text:style-name="P18"><text:span text:style-name="T1">.ToVectorXD()</text:span> – Converts this vector in to the specified other, clipping off or adding more parts with a value 0 as needed.</text:p>
        </text:list-item>
        <text:list-item>
          <text:p text:style-name="P18"><text:span text:style-name="T1">.ToHomoVectorXD()</text:span> – Same as ToVectorXD(), but any added parts get set to 1 instead. <text:s/>And that's homo for “homogeneous”, not any other homo-ness. <text:s/>The vector doesn't like men.</text:p>
        </text:list-item>
        <text:list-item>
          <text:p text:style-name="P18"><text:span text:style-name="T1">.ToScalarVector()</text:span> – Converts this vector in to a ScalarVectorXD to be used a vector multiplication (multiplication by each part).</text:p>
        </text:list-item>
        <text:list-item>
          <text:p text:style-name="P18"><text:span text:style-name="T1">.ToMatrixXx1()</text:span> – Convert vector in to a respected Matrix of width X. <text:s/>Commonly, this will be a matrix of the same number of dimensions, but it can be 2, 3 or 4.</text:p>
        </text:list-item>
        <text:list-item>
          <text:p text:style-name="P18"><text:span text:style-name="T1">.ToMatrix1xY()</text:span> – Convert vector in to a respected Matrix of height Y. <text:s/>Commonly, this will be a matrix of the same number of dimensions, but it can be 2, 3 or 4.</text:p>
        </text:list-item>
      </text:list>
      <text:h text:style-name="Heading_20_5" text:outline-level="5">Methods (2D Only)</text:h>
      <text:list text:style-name="L9">
        <text:list-item>
          <text:p text:style-name="P66"><text:span text:style-name="T1">.Tanget()</text:span> <text:span text:style-name="T5">–</text:span> Returns a vector tangent (perpendicular) to the original. <text:s/>This is used in place of the <text:span text:style-name="T4">cross product</text:span> in 2D space. <text:s/>Technically, crossing a vector with a vector pointing up and about the Z axis gives this result, just this is way faster to calculate.</text:p>
        </text:list-item>
      </text:list>
      <text:h text:style-name="Heading_20_5" text:outline-level="5">Operations</text:h>
      <text:list text:style-name="L10">
        <text:list-item>
          <text:p text:style-name="P67"><text:span text:style-name="T1">-VectorXD</text:span><text:span text:style-name="T5"> – Returns a vector with all parts negated.</text:span></text:p>
        </text:list-item>
        <text:list-item>
          <text:p text:style-name="P67"><text:span text:style-name="T1">VectorXD * VectorXD</text:span> – Vector Dot product. <text:s/>Returns a Real.</text:p>
        </text:list-item>
        <text:list-item>
          <text:p text:style-name="P67"><text:span text:style-name="T1">VectorXD % VectorXD</text:span> – Vector Cross Product. <text:s/>Returns a VectorXD (<text:span text:style-name="T7">3D only</text:span>).</text:p>
        </text:list-item>
        <text:list-item>
          <text:p text:style-name="P67"><text:span text:style-name="T1">VectorXD * Real</text:span> – Scalar Multiplication. <text:s/>Returns a VectorXD.</text:p>
        </text:list-item>
        <text:list-item>
          <text:p text:style-name="P67"><text:span text:style-name="T1">VectorXD / Real</text:span> – Scalar Division. <text:s/>Returns a VectorXD.</text:p>
        </text:list-item>
        <text:list-item>
          <text:p text:style-name="P67"><text:span text:style-name="T1">VectorXD * ScalarVectorXD</text:span> – Vector Multiplication. <text:s/>Returns a VectorXD.</text:p>
        </text:list-item>
        <text:list-item>
          <text:p text:style-name="P67"><text:span text:style-name="T1">VectorXD == VectorXD</text:span> – Returns true if both vectors are equal.</text:p>
        </text:list-item>
      </text:list>
      <text:h text:style-name="Heading_20_5" text:outline-level="5">Notes</text:h>
      <text:list text:style-name="L11">
        <text:list-item>
          <text:p text:style-name="P74"><text:span text:style-name="T5">“</text:span><text:span text:style-name="T1">%</text:span><text:span text:style-name="T5">” was used instead of “</text:span><text:span text:style-name="T1">^</text:span><text:span text:style-name="T5">” because of symbol priority. <text:s/>The </text:span><text:span text:style-name="T1">%</text:span><text:span text:style-name="T5"> is at the same operator level as multiplication and division, where </text:span><text:span text:style-name="T1">^</text:span><text:span text:style-name="T5"> is with the </text:span><text:span text:style-name="T1">&amp;</text:span><text:span text:style-name="T5"> and </text:span><text:span text:style-name="T1">|</text:span><text:span text:style-name="T5"> operators.</text:span></text:p>
        </text:list-item>
      </text:list>
      <text:h text:style-name="P3" text:outline-level="4">MatrixXxY Type</text:h>
      <text:p text:style-name="List_20_Indent"><text:span text:style-name="T1">File:</text:span> Geometry/Matrix.h (all variants and utilities)</text:p>
      <text:p text:style-name="List_20_Indent"><text:span text:style-name="T1">Folder:</text:span> Geometry/Matrix</text:p>
      <text:p text:style-name="List_20_Indent"><text:span text:style-name="T1">Namespace:</text:span> None</text:p>
      <text:p text:style-name="Standard">The MatrixXxY types are used to describe multi dimensional matrices. <text:s/>They come in a number of variations from 2x2 to 4x4 variants. <text:s/>Variations include:</text:p>
      <text:p text:style-name="Standard"/>
      <text:list text:style-name="L12">
        <text:list-item>
          <text:p text:style-name="P75"><text:span text:style-name="T1">MatrixXx1, Matrix1xX</text:span> – Variations for representing a VectorXD as a tall or wide matrix. These are rarely used as is, but are converted to via conversion functions in VectorXD (.ToMatrix2x1() and .ToMatrix1x2() respectfully).</text:p>
        </text:list-item>
        <text:list-item>
          <text:p text:style-name="P75"><text:span text:style-name="T1">Matrix2x2</text:span> – A 2x2 variation common for holding 2D affine transformations (rotation/scaling). <text:s/></text:p>
        </text:list-item>
        <text:list-item>
          <text:p text:style-name="P75"><text:span text:style-name="T1">Matrix3x3</text:span> – A 3x3 variation common used for holding 3D orientations.</text:p>
        </text:list-item>
        <text:list-item>
          <text:p text:style-name="P75"><text:span text:style-name="T1">Matrix4x4</text:span> – A 4x4 variation capable of holding linear transformations as well as orientations and scaling.</text:p>
        </text:list-item>
        <text:list-item>
          <text:p text:style-name="P75"><text:span text:style-name="T1">Matrix4x3, Matrix3x4</text:span> – Variations with one less row to achieve the same effect as a 4x4, but with ¼ less CPU work.</text:p>
        </text:list-item>
      </text:list>
      <text:p text:style-name="Standard"/>
      <text:p text:style-name="List_20_Indent">Matrix2x2 MyMatrix( Real::One, Real::Zero, Real::Zero, Real::One );</text:p>
      <text:h text:style-name="Heading_20_5" text:outline-level="5">Constants</text:h>
      <text:p text:style-name="Text_20_body"><text:span text:style-name="T1">AxisXD::XOrigin</text:span> – An X axis at the origin.</text:p>
      <text:p text:style-name="Standard"/>
      <text:p text:style-name="Standard">Todo: this!</text:p>
      <text:p text:style-name="Standard"/>
      <text:h text:style-name="P3" text:outline-level="4">Quaternion Type</text:h>
      <text:p text:style-name="Standard">An orientation type with a smooth interpolation property.</text:p>
      <text:p text:style-name="Standard"/>
      <text:h text:style-name="Heading_20_4" text:outline-level="4">Plucker Type</text:h>
      <text:p text:style-name="Standard">A type for representing Plucker co-ordinates. <text:s/>They're used to describe a sort of ray, and deal with a special product that can be used to detect the wrapping of a ray around another, and which way in particular. <text:s/>This can be used like planes to make some interesting volumes for information gathering.</text:p>
      <text:p text:style-name="Standard"/>
      <text:p text:style-name="Standard">Algorithmically, Plucker's are a beast of a half completed cross product.</text:p>
      <text:p text:style-name="Standard"/>
      <text:h text:style-name="Heading_20_4" text:outline-level="4">Clifford Type</text:h>
      <text:p text:style-name="Standard">Just to be an ass, this is listed as a potential type. <text:s/>A unit for Clifford algebra. <text:s/>No practical use known.</text:p>
      <text:p text:style-name="Standard"/>
      <text:p text:style-name="Standard"/>
      <text:p text:style-name="Standard">To be done (Quaternion, Plucker, Clifford) when we do a 3D eng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class="text" style:default-outline-level="5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class="text" style:default-outline-level="6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class="text" style:default-outline-level="7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class="text" style:default-outline-level="9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P1" style:family="paragraph" style:parent-style-name="Footer">
      <style:paragraph-properties fo:text-align="end" style:justify-single-word="false"/>
      <style:text-properties style:font-name="Arial"/>
    </style:style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pm1">
      <style:footer>
        <text:p text:style-name="P1">Page <text:page-number text:select-page="current">8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9$Build-9124</meta:generator>
    <meta:initial-creator>Mike Kasprzak</meta:initial-creator>
    <meta:creation-date>2006-03-15T21:41:32</meta:creation-date>
    <dc:date>2007-12-11T23:33:13</dc:date>
    <dc:language>en-US</dc:language>
    <meta:editing-cycles>132</meta:editing-cycles>
    <meta:editing-duration>PT14H4M16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8" meta:paragraph-count="138" meta:word-count="1654" meta:character-count="10002"/>
  </office:meta>
</office:document-meta>
</file>